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color="#000000" style:font-name="Arial" style:font-name-asian="Arial" style:font-name-complex="Arial"/>
    </style:style>
    <style:style style:name="P9"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0" style:family="paragraph" style:parent-style-name="Text_20_body">
      <style:paragraph-properties fo:break-before="page"/>
    </style:style>
    <style:style style:name="P11"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2" style:family="paragraph" style:parent-style-name="Text_20_body">
      <style:text-properties fo:color="#2e861d" style:font-name="Courier" fo:font-size="13pt" style:font-name-asian="Courier" style:font-size-asian="13pt" style:font-name-complex="Courier" style:font-size-complex="13pt"/>
    </style:style>
    <style:style style:name="P13" style:family="paragraph" style:parent-style-name="Text_20_body">
      <style:text-properties fo:font-weight="normal" style:font-weight-asian="normal" style:font-weight-complex="normal"/>
    </style:style>
    <style:style style:name="P14" style:family="paragraph" style:parent-style-name="Standard">
      <style:paragraph-properties fo:margin-top="0cm" fo:margin-bottom="0.212cm" style:writing-mode="lr-tb"/>
      <style:text-properties fo:color="#000000" style:font-name="Arial" style:font-name-asian="Arial" style:font-name-complex="Arial"/>
    </style:style>
    <style:style style:name="P15"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6"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1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9"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20" style:family="paragraph" style:parent-style-name="Text_20_body">
      <style:paragraph-properties fo:margin-left="1.27cm" fo:margin-right="0cm"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Standard">
      <style:paragraph-properties fo:text-align="start" style:justify-single-word="false" style:text-autospace="none">
        <style:tab-stops>
          <style:tab-stop style:position="0.847cm"/>
        </style:tab-stops>
      </style:paragraph-properties>
    </style:style>
    <style:style style:name="P23" style:family="paragraph" style:parent-style-name="Standard">
      <style:text-properties fo:color="#000000" style:font-name="Monaco" fo:font-size="10pt" style:font-name-asian="Monaco" style:font-size-asian="10pt" style:font-name-complex="Monaco" style:font-size-complex="10pt"/>
    </style:style>
    <style:style style:name="P24"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25" style:family="paragraph" style:parent-style-name="Standard">
      <style:text-properties fo:color="#007400" style:font-name="Monaco" fo:font-size="8pt" style:font-name-asian="Monaco" style:font-size-asian="8pt" style:font-name-complex="Monaco" style:font-size-complex="8pt"/>
    </style:style>
    <style:style style:name="P26"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style:font-name-asian="Monaco" style:font-size-asian="8pt" style:font-name-complex="Monaco" style:font-size-complex="8pt"/>
    </style:style>
    <style:style style:name="P27" style:family="paragraph" style:parent-style-name="Standard">
      <style:paragraph-properties style:text-autospace="none"/>
      <style:text-properties fo:color="#007400" style:font-name="Monaco" fo:font-size="8pt" style:font-name-asian="Monaco" style:font-size-asian="8pt" style:font-name-complex="Monaco" style:font-size-complex="8pt"/>
    </style:style>
    <style:style style:name="P28"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29"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fo:break-before="page"/>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3">
      <style:paragraph-properties fo:break-before="page"/>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14.071cm" style:type="right" style:leader-style="dotted" style:leader-text="."/>
        </style:tab-stops>
      </style:paragraph-properties>
    </style:style>
    <style:style style:name="P43" style:family="paragraph" style:parent-style-name="Contents_20_3">
      <style:paragraph-properties>
        <style:tab-stops>
          <style:tab-stop style:position="13.571cm" style:type="right" style:leader-style="dotted" style:leader-text="."/>
        </style:tab-stops>
      </style:paragraph-properties>
    </style:style>
    <style:style style:name="P44" style:family="paragraph" style:parent-style-name="Contents_20_1">
      <style:paragraph-properties>
        <style:tab-stops>
          <style:tab-stop style:position="14.5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20"><draw:image xlink:href="../../../../Test/GUI/wxWrapper/splash.png" xlink:type="simple" xlink:show="embed" xlink:actuate="onLoad"/></draw:frame></text:p>
      <text:p text:style-name="P5"/>
      <text:p text:style-name="P5"/>
      <text:p text:style-name="P5"/>
      <text:p text:style-name="P5">Create database applications fast</text:p>
      <text:p text:style-name="P5"/>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Rapid Database GUI Designer</text:p>
      <text:p text:style-name="P6"/>
      <text:p text:style-name="P6">Documentation</text:p>
      <text:p text:style-name="P6"/>
      <text:p text:style-name="P6">Create database applications in minutes</text:p>
      <text:p text:style-name="P6"/>
      <text:p text:style-name="P6">© 2000-2011 Lothar Behrens</text:p>
      <text:p text:style-name="P3"/>
      <text:p text:style-name="P3"/>
      <text:p text:style-name="P6">$Revision: 1.6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1">Table of contents</text:p>
            </text:index-title>
            <text:p text:style-name="P44">Introduction<text:tab/>4</text:p>
            <text:p text:style-name="P44">Concept<text:tab/>5</text:p>
            <text:p text:style-name="P44">Quickstart<text:tab/>6</text:p>
            <text:p text:style-name="P42">Creating an UML model<text:tab/>6</text:p>
            <text:p text:style-name="P43">Package names<text:tab/>7</text:p>
            <text:p text:style-name="P43">Creating packages<text:tab/>7</text:p>
            <text:p text:style-name="P43">Create a classview<text:tab/>8</text:p>
            <text:p text:style-name="P43">Create a class diagram<text:tab/>8</text:p>
            <text:p text:style-name="P43">Start modelling<text:tab/>9</text:p>
            <text:p text:style-name="P42">Create some classes<text:tab/>9</text:p>
            <text:p text:style-name="P42">Relate classes<text:tab/>9</text:p>
            <text:p text:style-name="P42">Creating attributes<text:tab/>11</text:p>
            <text:p text:style-name="P44">Export the UML model<text:tab/>12</text:p>
            <text:p text:style-name="P44">Import UML model<text:tab/>14</text:p>
            <text:p text:style-name="P44">The first prototype<text:tab/>16</text:p>
            <text:p text:style-name="P44">You have an existing database<text:tab/>17</text:p>
            <text:p text:style-name="P44">The sample Postbooks<text:tab/>17</text:p>
            <text:p text:style-name="P42">Setup the ODBC connection to the database<text:tab/>17</text:p>
            <text:p text:style-name="P42">Create a new UML model (Quickstart)<text:tab/>18</text:p>
            <text:p text:style-name="P42">Export of the model in XMI 1.2 and import<text:tab/>18</text:p>
            <text:p text:style-name="P42">Prepare for Reverse engineering<text:tab/>18</text:p>
            <text:p text:style-name="P42">Export the application as XMI 2.1<text:tab/>19</text:p>
            <text:p text:style-name="P42">Import the XMI 2.1 model in BoUML<text:tab/>21</text:p>
            <text:p text:style-name="P43">Start the XMI inport into BoUML<text:tab/>22</text:p>
            <text:p text:style-name="P42">Postbooks application as UML model<text:tab/>23</text:p>
            <text:p text:style-name="P42">Postbooks application as prototype<text:tab/>24</text:p>
            <text:p text:style-name="P44">Applying bussiness rules<text:tab/>26</text:p>
            <text:p text:style-name="P42">What are bussiness rules?<text:tab/>26</text:p>
            <text:p text:style-name="P42">Technical implementation of bussiness rules<text:tab/>26</text:p>
            <text:p text:style-name="P42">A first bussiness rule<text:tab/>27</text:p>
            <text:p text:style-name="P44">Using activities for code generation<text:tab/>30</text:p>
            <text:p text:style-name="P42">Available activity steps<text:tab/>30</text:p>
            <text:p text:style-name="P44">Printing<text:tab/>31</text:p>
            <text:p text:style-name="P42">Preparing for printing<text:tab/>31</text:p>
            <text:p text:style-name="P43">Dynamic parameters<text:tab/>33</text:p>
            <text:p text:style-name="P44">Extend the functionality of the prototype<text:tab/>34</text:p>
          </text:index-body>
        </text:table-of-content>
        <text:p text:style-name="P11"/>
      </text:section>
      <text:section text:style-name="Sect3" text:name="Bereich2">
        <text:h text:style-name="P38" text:outline-level="1">Introduction</text:h>
        <text:p text:style-name="Text_20_body"/>
        <text:p text:style-name="P7">Creating database applications usually seems to be easy. A simple CD cataloging system for sample does not have very much tables, so you start creating them manually in the database administration tool. Then with some tools like Open Office Base, you probably have no problems to create the first set of masks for such an application.</text:p>
        <text:p text:style-name="P7"/>
        <text:p text:style-name="P7">But what is if you have to develop a complicated CRM system with hundreds of forms and corresponding tables?</text:p>
        <text:p text:style-name="P7"/>
        <text:p text:style-name="P7">When you spot the fact that much of the forms are systematically the same, but with changes only in what they show (the fields and their SQL queries), then you probably ask your self, how can I save time or what a boring job.</text:p>
        <text:p text:style-name="P7"/>
        <text:p text:style-name="P7">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8"/>
        <text:p text:style-name="P8">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4"/>
        <text:p text:style-name="P14">Also with the prototype you can test the application before any line of code has been written with a real database.</text:p>
        <text:p text:style-name="P14"/>
        <text:p text:style-name="P15">The tool also helps you to make decisions like what framework should be used or what language has to be used done very late at a point where you do the step from the prototype to codegeneration.</text:p>
        <text:p text:style-name="P15"/>
        <text:p text:style-name="P15">With the ability to generate code (using XSLT at the moment) you have the choice to select a thirtparty template for your desired framework or existing application code the new code should adapt.</text:p>
        <text:p text:style-name="P15"/>
        <text:p text:style-name="P15">Of corse you also could develop your own code generators and probably not only targeting plain database backends. It will be possible for sample to generate code for Java, Hibernate or what ever.</text:p>
        <text:p text:style-name="P15"/>
        <text:p text:style-name="P15">One of the important point is that you have the choice to export to UML2.</text:p>
        <text:h text:style-name="P38"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 Or you use a designer that understands to create XML files that principally could be imported.</text:p>
        <text:p text:style-name="Text_20_body"/>
        <text:p text:style-name="Text_20_body">This software package is designed to use a UML modelling tool (<text:a xlink:type="simple" xlink:href="http://bouml.free.fr/">BoUML</text:a>) that I support with an import function (template). Other UML tools are not tested.</text:p>
        <text:p text:style-name="Text_20_body"/>
        <text:p text:style-name="Text_20_body">There also could be used other tools that supports a XML format. The XML format must correspond to the modelling needs you require and the XSLT template must translate it to the internal representation. If there is a missing feature in the prototyper you want to have, create a plugin or extend the code and find a way to model it as you like. Then adapt the existing templates to understand the translation from and to the internal representation.</text:p>
        <text:p text:style-name="Text_20_body"/>
        <text:p text:style-name="P13">At the same time of exporting to UML, a codegenerator button is located in the application form of the main sample application (wxWrapper). This button is an action that is modelled in the UML and thus it could be a starting point on how the modeling artifact is implemented (translation).</text:p>
        <text:p text:style-name="P13"/>
        <text:p text:style-name="P13">The action is a cor element to let you extend the current features. For sample there is a new feature in the action it self to behave like a workflow, thus you could model a valitation forkflow to integrate a bussiness logic into a form.</text:p>
        <text:p text:style-name="P13"/>
        <text:p text:style-name="P13">The bussiness logic feature also shows you how to use modelling artifacts in conjunction with plugins or 'callbacks'. It is the most powerful opportunity to extend the features of this project.</text:p>
        <text:p text:style-name="P13"/>
        <text:p text:style-name="P13">The new code generation activity features are the most powerful ones I have implemented for this release. Despite of BoUML development has stopped, it is still downloadable and thus usable, but I think of a new one to support. See: '<text:bookmark-ref text:reference-format="text" text:ref-name="__RefHeading__26356312">Using activities for code generation</text:bookmark-ref>'</text:p>
        <text:p text:style-name="P13"/>
        <text:p text:style-name="P13">The chapter '<text:bookmark-ref text:reference-format="text" text:ref-name="__RefHeading__33192117">Extend the functionality of the prototype</text:bookmark-ref>' explains how a new modeling feature could be integrated into the application before you use it in your UML models.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passes to the plain method.</text:p>
        <text:h text:style-name="P38" text:outline-level="1">Quickstart</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3"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40"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3"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40"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4" draw:name="Grafik29" text:anchor-type="paragraph" svg:x="7.592cm" svg:y="0.427cm" svg:width="1.64cm" svg:height="0.661cm" draw:z-index="4"><draw:image xlink:href="../UML%20Projekt%20Toolbar%20New%20class.tiff" xlink:type="simple" xlink:show="embed" xlink:actuate="onLoad"/></draw:frame></text:p>
        <text:p text:style-name="Text_20_body">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5"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0">Until now the model looks like as follows:</text:p>
        <text:p text:style-name="Text_20_body"><draw:frame draw:style-name="fr3"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1144605560" text:style-name="L1">
          <text:list-item>
            <text:p text:style-name="P30">Create attributes</text:p>
          </text:list-item>
          <text:list-item>
            <text:p text:style-name="P30">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39"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6"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38"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7"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0">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38"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0">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21"><draw:frame draw:style-name="fr5"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0"/>
        <text:p text:style-name="P20"/>
        <text:p text:style-name="P20"/>
        <text:p text:style-name="Text_20_body"/>
        <text:p text:style-name="P10">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3" draw:name="Grafik20" text:anchor-type="paragraph" svg:width="14.57cm" svg:height="8.073cm" draw:z-index="14"><draw:image xlink:href="../UML%20Projekt%20Testen.tiff" xlink:type="simple" xlink:show="embed" xlink:actuate="onLoad"/></draw:frame></text:p>
        <text:p text:style-name="Text_20_body"/>
        <text:h text:style-name="P38"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1849885540" text:style-name="L2">
          <text:list-item>
            <text:p text:style-name="P31">You want to replace an existing application</text:p>
          </text:list-item>
          <text:list-item>
            <text:p text:style-name="P31">You want to provide a separate application with parts only</text:p>
          </text:list-item>
          <text:list-item>
            <text:p text:style-name="P31">You want to create a web interface and therefore start with a prototype</text:p>
          </text:list-item>
        </text:list>
        <text:p text:style-name="Text_20_body"/>
        <text:p text:style-name="Text_20_body">There are truly more reasons,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text:bookmark-start text:name="__RefHeading__39172814"/>Setup the ODBC connection to the database<text:bookmark-end text:name="__RefHeading__39172814"/></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39"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Heading_20_2" text:outline-level="2">Prepare for Reverse engineering</text:h>
        <text:p text:style-name="Text_20_body"/>
        <text:p text:style-name="Text_20_body"><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39"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3" draw:name="Grafik1" text:anchor-type="paragraph" svg:width="14.57cm" svg:height="8.752cm" draw:z-index="16"><draw:image xlink:href="../Einstellungen%20Export%20zu%20UML%20(XMI%202.1).tiff" xlink:type="simple" xlink:show="embed" xlink:actuate="onLoad"/></draw:frame></text:p>
        <text:p text:style-name="Text_20_body">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text:soft-page-break/></text:p>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39"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8"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39" text:outline-level="2">Postbooks application as UML model</text:h>
        <text:h text:style-name="Heading_20_2" text:outline-level="2"/>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3"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2" text:outline-level="2">Postbooks application as prototype</text:h>
        <text:h text:style-name="Heading_20_2" text:outline-level="2"/>
        <text:p text:style-name="Text_20_body">Here you will see two screenshots of company and accnt table in the prototype on Windows. I have currently no Unicode drivers for PostgreSQL on my Mac, thus the resulting screenshots are done using Windows.</text:p>
        <text:p text:style-name="Text_20_body"/>
        <text:p text:style-name="Text_20_body">The Company form shows some of the collumns in the table. Note the detection of different types:</text:p>
        <text:p text:style-name="Text_20_body"><draw:frame draw:style-name="fr3" draw:name="Grafik8" text:anchor-type="paragraph" svg:width="14.57cm" svg:height="10.927cm" draw:z-index="23"><draw:image xlink:href="../Postbooks%20Company.png" xlink:type="simple" xlink:show="embed" xlink:actuate="onLoad"/></draw:frame></text:p>
        <text:p text:style-name="Text_20_body">Note: The sample application shown here does not exactly represent the UML model shown above. There is an arrow from the 'Company' to the 'Accnt' form class (&lt;&lt;form&gt;&gt;). This will result into an additional button in the above form.</text:p>
        <text:p text:style-name="P10"><draw:frame draw:style-name="fr1"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Text_20_body"/>
        <text:p text:style-name="Text_20_body"/>
        <text:h text:style-name="P38" text:outline-level="1">Applying bussiness rules</text:h>
        <text:p text:style-name="Text_20_body"/>
        <text:p text:style-name="Text_20_body">In the new version as of 1.0rc4, you have the opportunity to add bussiness rules to your application. </text:p>
        <text:p text:style-name="Text_20_body"/>
        <text:h text:style-name="Heading_20_2" text:outline-level="2">What are bussiness rules?</text:h>
        <text:p text:style-name="Text_20_body"/>
        <text:p text:style-name="Text_20_body">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Text_20_body"/>
        <text:h text:style-name="Heading_20_2" text:outline-level="2">Technical implementation of bussiness rules</text:h>
        <text:p text:style-name="Text_20_body"/>
        <text:p text:style-name="Text_20_body">The technical implementation of bussiness rules is done with an extension of the existing action functionality you could use to model your application. The actions firstly have been described in the document '<text:a xlink:type="simple" xlink:href="http://lbdmf.cvs.sourceforge.net/viewvc/*checkout*/lbdmf/CPP/AppDevelopmentDemo/DynamicApp/Doc/DynamicApp.pdf?revision=1.6">DynamicApp.pdf</text:a>' on page 10. You should find this document in the source code distribution or at the linked document.</text:p>
        <text:p text:style-name="Text_20_body"/>
        <text:p text:style-name="Text_20_body">An action can be understood as a button click. Some buttons on a form are predefined actions such as 'First', 'Previous', 'Next' and 'Last'. These actions and other buttons are 'CRUD' actions you could perform in a simple 'CRUD' application.</text:p>
        <text:p text:style-name="Text_20_body"/>
        <text:p text:style-name="Text_20_body">But a bussiness rule could also understood as an action. It is a validation action to ensure correctness and can include proper error messages if the rule doesn't match.</text:p>
        <text:p text:style-name="Text_20_body"/>
        <text:p text:style-name="Text_20_body">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Text_20_body"/>
        <text:h text:style-name="P39" text:outline-level="2">A first bussiness rule</text:h>
        <text:p text:style-name="Text_20_body"/>
        <text:p text:style-name="Text_20_body">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Text_20_body"/>
        <text:p text:style-name="Text_20_body">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Text_20_body"/>
        <text:p text:style-name="Text_20_body">The meeting is about to discuss the address entity and related bussiness rules.</text:p>
        <text:p text:style-name="Text_20_body"/>
        <text:p text:style-name="Text_20_body">„Address:“</text:p>
        <text:p text:style-name="Text_20_body"/>
        <text:p text:style-name="Text_20_body"><text:tab/>„Fields:“</text:p>
        <text:p text:style-name="Text_20_body"><text:tab/><text:tab/>„Country, town, street, zip code, house number“</text:p>
        <text:p text:style-name="Text_20_body"/>
        <text:p text:style-name="Text_20_body"><text:tab/>„Conditions:“</text:p>
        <text:p text:style-name="Text_20_body"><text:tab/><text:tab/>„The fields except country must not be empty“</text:p>
        <text:p text:style-name="Text_20_body"><text:tab/><text:tab/>„The zip code must match formatting for the current country“</text:p>
        <text:p text:style-name="Text_20_body"/>
        <text:p text:style-name="Text_20_body">These notes discover a missing entity as the country may not be a free text field due to the second condition. Here is the note:</text:p>
        <text:p text:style-name="Text_20_body"/>
        <text:p text:style-name="Text_20_body">„Need entity country with additional formatting rules for zip codes“</text:p>
        <text:p text:style-name="Text_20_body"/>
        <text:p text:style-name="Text_20_body">I just had a look at wikipedia and there are plenty difficult rules you could enforce per country. See <text:a xlink:type="simple" xlink:href="http://en.wikipedia.org/wiki/Postal_codes_in_the_United_Kingdom">here</text:a>. A more simple rule may be ignoring this condition for now, as the modeling doesn't yet support it and the application can't handle such rules. I assume much more complexity for this.</text:p>
        <text:p text:style-name="Text_20_body"/>
        <text:p text:style-name="Text_20_body">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Text_20_body"/>
        <text:p text:style-name="Text_20_body">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Text_20_body"/>
        <text:p text:style-name="Text_20_body">The activity diagram used for the validation as a bussiness rule:</text:p>
        <text:p text:style-name="Text_20_body"><draw:frame draw:style-name="fr3" draw:name="Grafik10" text:anchor-type="paragraph" svg:width="14.57cm" svg:height="10.178cm" draw:z-index="24"><draw:image xlink:href="../ActivityDiagram.png" xlink:type="simple" xlink:show="embed" xlink:actuate="onLoad"/></draw:frame></text:p>
        <text:p text:style-name="Text_20_body">The result of a success is indicated by a 'return' value of result = 1, where as a failure has a value of 0 in 'result'.</text:p>
        <text:p text:style-name="Text_20_body"/>
        <text:p text:style-name="Text_20_body">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Text_20_body"/>
        <text:p text:style-name="Text_20_body">signal = showMsgBox, title = Error and msg = Your error message.</text:p>
        <text:p text:style-name="P10">Without these properties nothing will happen or the application will behave wrongly. The name of the action with is used to show a message box id for documentation only. The real message is taken from the msg property.</text:p>
        <text:p text:style-name="Text_20_body"/>
        <text:p text:style-name="Text_20_body">All message boxes are followed by one action as a next step. This action is a UML opaque action that currently does nothing, but directing the flow to one followup flow or a final flow on failure.</text:p>
        <text:p text:style-name="Text_20_body"/>
        <text:p text:style-name="Text_20_body">The final flow after an error sets the value in 'result' to 0 to indicate an error. The setting of a value is done by adding a transition rule as an assignement. As above the succeeding flow uses result = 1, the failure flow uses result = 0 as a transition.</text:p>
        <text:p text:style-name="Text_20_body"/>
        <text:p text:style-name="Text_20_body">These final flow transitions must be configured to let the application function properly. Without that you will get an error message about wrong UML modeling.</text:p>
        <text:p text:style-name="Text_20_body"/>
        <text:p text:style-name="Text_20_body">You see, that validating several values could be done with moderate amount of UML modeling. There is no restriction in amount of decisions and error messages and therefore much more complex rules could be modeled.</text:p>
        <text:p text:style-name="Text_20_body"/>
        <text:p text:style-name="Text_20_body">The UML model for this documentation is included in the source code distribution and in the binary samples distribution. For a reference consult that UML model.</text:p>
        <text:h text:style-name="Heading_20_1" text:outline-level="1"/>
        <text:h text:style-name="P38" text:outline-level="1"><text:bookmark-start text:name="__RefHeading__26356312"/>Using activities for code generation<text:bookmark-end text:name="__RefHeading__26356312"/></text:h>
        <text:p text:style-name="Text_20_body"/>
        <text:p text:style-name="Text_20_body">In the release 1.0.2, you will have a new feature that let you do more sophisticated code generation tasks. The flexibility with the existing code generator was reduced to use only one XSLT template file that you had to choose everytimes. The new UML activity based code generator uses the fact that as of the validation activity used signal actions to execute code modules that the system provided. In the validator sample this is the message box.</text:p>
        <text:p text:style-name="Text_20_body">But the code generator activity required new functionality callable via the send signal action. See: <text:bookmark-ref text:reference-format="text" text:ref-name="__RefHeading__33192117">Extend the functionality of the prototype</text:bookmark-ref></text:p>
        <text:p text:style-name="Text_20_body"/>
        <text:h text:style-name="Heading_20_2" text:outline-level="2">Available activity steps</text:h>
        <text:p text:style-name="Text_20_body"/>
        <text:p text:style-name="Text_20_body">The following new features have been implemented and provided:</text:p>
        <text:list xml:id="list1569140704" text:style-name="L6">
          <text:list-item>
            <text:p text:style-name="P35">Write the XML representation of <text:s/>the application model into a parameter</text:p>
          </text:list-item>
          <text:list-item>
            <text:p text:style-name="P35">Write a parameter (string) into a file</text:p>
          </text:list-item>
          <text:list-item>
            <text:p text:style-name="P35">Read a file into a parameter (string)</text:p>
          </text:list-item>
          <text:list-item>
            <text:p text:style-name="P35">Make a XSLT transformation by given parameters for the styledheet and the input file</text:p>
          </text:list-item>
          <text:list-item>
            <text:p text:style-name="P35">Make <text:s/>a XSLT transformation by given parameters for the styledheet and the input as a parameter (string)</text:p>
          </text:list-item>
          <text:list-item>
            <text:p text:style-name="P35">Detect if a file is present</text:p>
          </text:list-item>
          <text:list-item>
            <text:p text:style-name="P35">Detect if a path is present</text:p>
          </text:list-item>
          <text:list-item>
            <text:p text:style-name="P35">Detect the running OS type</text:p>
          </text:list-item>
        </text:list>
        <text:p text:style-name="Text_20_body"/>
        <text:p text:style-name="Text_20_body">With these features I was able to create a code generator for a specific XSLT template and do different actions on the detected platform the activity runs. Currently the code generator activity can only used when running against a PostgreSQL database. Using Sqlite currently fails at least on Debian (PPC) so I state Sqlite based code generation as buggy.</text:p>
        <text:p text:style-name="Text_20_body">The code generation activity is not in the applicaion model if you install or use the application the first time. You need to import the UML model.</text:p>
        <text:p text:style-name="Text_20_body">As a sample the second stage UML model of lbDMF Manager contains the Activity to be imported into the application (do not overwrite the system database schema, only overwrite the application model (the second step).</text:p>
        <text:p text:style-name="Text_20_body">When you have imported the model, restart the application to activate the changes (but set the 'Prefer database configuration' property to active). Then you will find a new button in the form 'Anwendungen' (use dialog, not table layout).</text:p>
        <text:h text:style-name="P38" text:outline-level="1">Printing</text:h>
        <text:p text:style-name="Text_20_body"/>
        <text:p text:style-name="Text_20_body">This chapter discusses the brand new feature of printing. A bussiness application usually requires to print some reports, thus it is an important feature yet missed.</text:p>
        <text:p text:style-name="Text_20_body"/>
        <text:p text:style-name="Text_20_body">Early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Text_20_body"/>
        <text:p text:style-name="Text_20_body">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Heading_20_2" text:outline-level="2">Preparing for printing</text:h>
        <text:p text:style-name="Text_20_body"/>
        <text:p text:style-name="Text_20_body">Before you could print anything, you need to add a table in the database from where you want to print reports. The following steps explain what you need to do to enable printing.</text:p>
        <text:p text:style-name="Text_20_body"/>
        <text:p text:style-name="Text_20_body">Creating the table report:</text:p>
        <text:p text:style-name="Text_20_body"/>
        <text:p text:style-name="P25"><text:s text:c="2"/>CREATE TABLE report</text:p>
        <text:p text:style-name="P26"><text:s text:c="2"/>(</text:p>
        <text:p text:style-name="P26"><text:s text:c="2"/>report_id integer NOT NULL DEFAULT <text:s/>nextval(('report_report_id_seq'::text)::regclass),</text:p>
        <text:p text:style-name="P26"><text:s text:c="2"/>report_name text,</text:p>
        <text:p text:style-name="P26"><text:s text:c="2"/>report_sys boolean,</text:p>
        <text:p text:style-name="P26"><text:s text:c="2"/>report_source text,</text:p>
        <text:p text:style-name="P26"><text:s text:c="2"/>report_descrip text,</text:p>
        <text:p text:style-name="P26"><text:s text:c="2"/>report_grade integer NOT NULL,</text:p>
        <text:p text:style-name="P26"><text:s text:c="2"/>report_loaddate timestamp without time zone,</text:p>
        <text:p text:style-name="P26"><text:s text:c="2"/>CONSTRAINT report_pkey PRIMARY KEY (report_id)</text:p>
        <text:p text:style-name="P26"><text:s text:c="2"/>)</text:p>
        <text:p text:style-name="P26"><text:s text:c="2"/>WITH (OIDS=TRUE);</text:p>
        <text:p text:style-name="P26"><text:s text:c="2"/>ALTER TABLE report OWNER TO dba;</text:p>
        <text:p text:style-name="P26"><text:s text:c="2"/>GRANT ALL ON TABLE report TO dba;</text:p>
        <text:p text:style-name="P26"><text:s text:c="2"/>COMMENT ON TABLE report IS 'Report definition information';</text:p>
        <text:p text:style-name="P26"><text:s text:c="2"/></text:p>
        <text:p text:style-name="P26"><text:s text:c="2"/>-- Index: report_name_grade_idx</text:p>
        <text:p text:style-name="P26"><text:s text:c="2"/></text:p>
        <text:p text:style-name="P26"><text:s text:c="2"/>-- DROP INDEX report_name_grade_idx;</text:p>
        <text:p text:style-name="P26"><text:s text:c="2"/></text:p>
        <text:p text:style-name="P26"><text:s text:c="2"/>CREATE UNIQUE INDEX report_name_grade_idx</text:p>
        <text:p text:style-name="P26"><text:s text:c="2"/>ON report</text:p>
        <text:p text:style-name="P26"><text:s text:c="2"/>USING btree</text:p>
        <text:p text:style-name="P27"><text:soft-page-break/><text:s text:c="2"/>(report_name, report_grade);</text:p>
        <text:p text:style-name="Text_20_body"/>
        <text:p text:style-name="Text_20_body">Then you need to fill some configuration tables with data per report that should be invoked by the user.</text:p>
        <text:p text:style-name="Text_20_body">First you must ensure having an action of the following type in action_types table:</text:p>
        <text:p text:style-name="Text_20_body"/>
        <text:p text:style-name="Text_20_body">The 'bezeichnung' (name of the type) does not matter, but will be helpfull when configuring actions in the application 'lbDMF Manager'.</text:p>
        <text:p text:style-name="Text_20_body"/>
        <text:p text:style-name="Text_20_body">The field 'action_handler' must be 'instanceOflbExecuteAction' as this is the functor that creates the instance of the class responsible to execute external applications.</text:p>
        <text:p text:style-name="Text_20_body"/>
        <text:p text:style-name="Text_20_body">The field 'module' must be 'lbDatabaseForm' as it implements the action. Save the generated id for the next step.</text:p>
        <text:p text:style-name="Text_20_body"/>
        <text:p text:style-name="Text_20_body">The document uses as a sample the report to print a list of forms. Thus the table actions should get a record containing the following relevant data:</text:p>
        <text:p text:style-name="Text_20_body"/>
        <text:list xml:id="list1380777960" text:style-name="L3">
          <text:list-item>
            <text:p text:style-name="P32">The field 'name' may be 'Print forms of the actual application'. </text:p>
          </text:list-item>
          <text:list-item>
            <text:p text:style-name="P32">The field 'source' must be the foreign key pointing to anwendungen and thus must be 'anwendungid'.</text:p>
          </text:list-item>
          <text:list-item>
            <text:p text:style-name="P32">The field 'typ' must be '1' or the primary key value of the entry having 'Buttonpress' in the field 'bezeichnung'.</text:p>
          </text:list-item>
        </text:list>
        <text:p text:style-name="Text_20_body"/>
        <text:p text:style-name="Text_20_body">The table 'action_steps' need the following entry:</text:p>
        <text:p text:style-name="Text_20_body"/>
        <text:list xml:id="list502149037" text:style-name="L4">
          <text:list-item>
            <text:p text:style-name="P33">'bezeichnung' may be 'Print'</text:p>
          </text:list-item>
          <text:list-item>
            <text:p text:style-name="P33">'a_order_number' should be '1'</text:p>
          </text:list-item>
          <text:list-item>
            <text:p text:style-name="P33">'what' must contain a call rptrender with some parameters as explained in the following</text:p>
          </text:list-item>
        </text:list>
        <text:p text:style-name="Text_20_body"/>
        <text:p text:style-name="Text_20_body">Sample for Windows:</text:p>
        <text:p text:style-name="Text_20_body"/>
        <text:p text:style-name="Text_20_body">C:\Programme\openrpt-3.1.0\RPTrender.exe </text:p>
        <text:p text:style-name="Text_20_body">-databaseURL=pgsql://&lt;database server&gt;:5432/lbdmf </text:p>
        <text:p text:style-name="Text_20_body">-username=&lt;database user&gt;</text:p>
        <text:p text:style-name="Text_20_body">-passwd=&lt;password&gt; </text:p>
        <text:p text:style-name="Text_20_body">-loadfromdb={ReportName} </text:p>
        <text:p text:style-name="Text_20_body"><text:soft-page-break/>-printerName={PrinterName} </text:p>
        <text:p text:style-name="Text_20_body">-printpreview -close </text:p>
        <text:p text:style-name="Text_20_body">-param=filter:int={anwendungid}</text:p>
        <text:p text:style-name="Text_20_body">The parameters are as follows:</text:p>
        <text:p text:style-name="Text_20_body"/>
        <text:list xml:id="list1630880595" text:style-name="L5">
          <text:list-item>
            <text:p text:style-name="P34">-databaseURL specifies the type of database and where it is installed. Additionally it specifies the port and database name.</text:p>
          </text:list-item>
          <text:list-item>
            <text:p text:style-name="P34">-username and -passwd must not be commented here :-)</text:p>
          </text:list-item>
          <text:list-item>
            <text:p text:style-name="P34">-loadfromdb={ReportName} is a dynamic parameter and gets replaced.</text:p>
          </text:list-item>
          <text:list-item>
            <text:p text:style-name="P34">-printerName={PrinterName} is a dynamic parameter and gets replaced.</text:p>
          </text:list-item>
          <text:list-item>
            <text:p text:style-name="P34">-printpreview -close will directly start the preview mode and automatically closes the reporting application after printing or cancelation.</text:p>
          </text:list-item>
          <text:list-item>
            <text:p text:style-name="P34">-param=filter:int={anwendungid} is a dynamic parameter and gets replaced.</text:p>
          </text:list-item>
        </text:list>
        <text:p text:style-name="Text_20_body"/>
        <text:h text:style-name="Heading_20_3" text:outline-level="3">Dynamic parameters</text:h>
        <text:p text:style-name="Text_20_body"/>
        <text:p text:style-name="Text_20_body">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Text_20_body"/>
        <text:p text:style-name="Text_20_body">Also be aware to select the correct field when you refer to data from your application. The field must be in the select cause, but may not shown in case of hiding the field when the form has been opened from a master form.</text:p>
        <text:p text:style-name="Text_20_body"/>
        <text:p text:style-name="Text_20_body">Note: The application to be executed is not platform neutral and there is not yet a handling to compute the real name per platform to have a uniform configuration. This is a todo.</text:p>
        <text:h text:style-name="P38" text:outline-level="1"><text:bookmark-start text:name="__RefHeading__33192117"/>Extend the functionality of the prototype<text:bookmark-end text:name="__RefHeading__33192117"/></text:h>
        <text:p text:style-name="Text_20_body"/>
        <text:p text:style-name="Text_20_body">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Text_20_body"/>
        <text:p text:style-name="Text_20_body">There is really a need for this third document, as of the flexibility you will gain. For sample the message box I use in the UML sample is implemented as follows (but I can't call such methods dynamically): </text:p>
        <text:p text:style-name="P12"/>
        <text:p text:style-name="Text_20_body"><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Text_20_body"/>
        <text:p text:style-name="Text_20_body">You see the title and the msg parameter above. They are related directly to the way it has to be modelled. So you either have to look into code or wait for the document to read how to extend the functionality. Be warned, this is not all you need to know. It is much more. For sample this function uses a <text:a xlink:type="simple" xlink:href="http://en.wikipedia.org/wiki/Dynamic_dispatch">dispatcher</text:a> and <text:a xlink:type="simple" xlink:href="http://de.wikipedia.org/wiki/Marshalling">marschalls</text:a> the parameter. This is because of decoupling the GUI implementation from the application logic that uses it. A dynamic marshalling is used to send a signal in terms of the UML signal action.</text:p>
        <text:p text:style-name="Text_20_body"/>
        <text:p text:style-name="Text_20_body">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Text_20_body"/>
        <text:p text:style-name="Text_20_body">This is a good sample of what to think about when enhancing the function of the application. Think twice before hacking, it may be good when having a new feature also modelable in UML :-)</text:p>
        <text:p text:style-name="Text_20_body"/>
        <text:p text:style-name="Text_20_body"/>
        <text:p text:style-name="P10">The code:</text:p>
        <text:p text:style-name="Text_20_body"/>
        <text:p text:style-name="Standard"><text:span text:style-name="T7">lbErrCodes LB_STDCALL lb_wxGUI::msgBox(</text:span><text:span text:style-name="T8">char</text:span><text:span text:style-name="T7">* windowTitle, </text:span><text:span text:style-name="T8">char</text:span><text:span text:style-name="T7">* msg) {</text:span></text:p>
        <text:p text:style-name="P22"><text:span text:style-name="T7"><text:tab/></text:span><text:span text:style-name="T8">if</text:span><text:span text:style-name="T7"> (!splashOpened) {</text:span></text:p>
        <text:p text:style-name="P22"><text:span text:style-name="T7"><text:s text:c="8"/>wxMessageDialog dialog(</text:span><text:span text:style-name="T8">NULL</text:span><text:span text:style-name="T7">, msg, windowTitle, wxOK);</text:span></text:p>
        <text:p text:style-name="P24"/>
        <text:p text:style-name="P24"><text:s text:c="8"/>dialog.ShowModal();</text:p>
        <text:p text:style-name="P22"><text:span text:style-name="T7"><text:tab/>} </text:span><text:span text:style-name="T8">else</text:span><text:span text:style-name="T7"> {</text:span></text:p>
        <text:p text:style-name="P22"><text:span text:style-name="T7"><text:tab/><text:tab/></text:span><text:span text:style-name="T8">if</text:span><text:span text:style-name="T7"> (pendingMessages == </text:span><text:span text:style-name="T8">NULL</text:span><text:span text:style-name="T7">) {</text:span></text:p>
        <text:p text:style-name="P24"><text:tab/><text:tab/><text:tab/>REQUEST(getModuleInstance(), lb_I_String, pendingMessages)</text:p>
        <text:p text:style-name="P22"><text:span text:style-name="T7"><text:tab/><text:tab/><text:tab/>*pendingMessages = </text:span><text:span text:style-name="T10">""</text:span><text:span text:style-name="T7">;</text:span></text:p>
        <text:p text:style-name="P24"><text:tab/><text:tab/>}</text:p>
        <text:p text:style-name="P24"><text:tab/><text:tab/></text:p>
        <text:p text:style-name="P22"><text:span text:style-name="T7"><text:tab/><text:tab/>*pendingMessages += </text:span><text:span text:style-name="T10">"\n"</text:span><text:span text:style-name="T7">;</text:span></text:p>
        <text:p text:style-name="P24"><text:tab/><text:tab/>*pendingMessages += windowTitle;</text:p>
        <text:p text:style-name="P22"><text:span text:style-name="T7"><text:tab/><text:tab/>*pendingMessages += </text:span><text:span text:style-name="T10">"\n"</text:span><text:span text:style-name="T7">;</text:span></text:p>
        <text:p text:style-name="P24"><text:tab/><text:tab/>*pendingMessages += msg;</text:p>
        <text:p text:style-name="P24"><text:tab/>}</text:p>
        <text:p text:style-name="P22"><text:span text:style-name="T7"><text:tab/></text:span><text:span text:style-name="T8">return</text:span><text:span text:style-name="T7"> ERR_NONE;</text:span></text:p>
        <text:p text:style-name="P24">}</text:p>
        <text:p text:style-name="Text_20_body"/>
        <text:p text:style-name="Text_20_body">This function is part of a collection in a wrapper class having a plain C++ interface in mind without unhiding GUI implementation specific classes and stuff. </text:p>
        <text:p text:style-name="P10">The unmarshalling method:</text:p>
        <text:p text:style-name="Text_20_body"/>
        <text:p text:style-name="P23">lbErrCodes LB_STDCALL lb_wxFrame::showMsgBox(lb_I_Unknown* uk) {</text:p>
        <text:p text:style-name="P24"><text:tab/>lbErrCodes err = ERR_NONE;</text:p>
        <text:p text:style-name="P24"><text:tab/></text:p>
        <text:p text:style-name="P24"><text:tab/>UAP(lb_I_Parameter, param)</text:p>
        <text:p text:style-name="P24"><text:tab/>UAP_REQUEST(manager.getPtr(), lb_I_String, parameter)</text:p>
        <text:p text:style-name="P24"><text:tab/>UAP_REQUEST(manager.getPtr(), lb_I_String, msg)</text:p>
        <text:p text:style-name="P24"><text:tab/>UAP_REQUEST(manager.getPtr(), lb_I_String, title)</text:p>
        <text:p text:style-name="P24"><text:tab/>QI(uk, lb_I_Parameter, param)</text:p>
        <text:p text:style-name="P24"><text:tab/><text:tab/></text:p>
        <text:p text:style-name="P22"><text:span text:style-name="T7"><text:tab/>parameter-&gt;setData(</text:span><text:span text:style-name="T10">"msg"</text:span><text:span text:style-name="T7">);</text:span></text:p>
        <text:p text:style-name="P24"><text:tab/>param-&gt;getUAPString(*&amp;parameter, *&amp;msg);</text:p>
        <text:p text:style-name="P22"><text:span text:style-name="T7"><text:tab/>parameter-&gt;setData(</text:span><text:span text:style-name="T10">"title"</text:span><text:span text:style-name="T7">);</text:span></text:p>
        <text:p text:style-name="P24"><text:tab/>param-&gt;getUAPString(*&amp;parameter, *&amp;title);</text:p>
        <text:p text:style-name="P24"/>
        <text:p text:style-name="P24"><text:tab/>gui-&gt;msgBox(title-&gt;charrep(), msg-&gt;charrep());</text:p>
        <text:p text:style-name="P24"><text:tab/></text:p>
        <text:p text:style-name="P22"><text:span text:style-name="T7"><text:tab/></text:span><text:span text:style-name="T8">return</text:span><text:span text:style-name="T7"> err;</text:span></text:p>
        <text:p text:style-name="P24">}</text:p>
        <text:p text:style-name="P24"/>
        <text:p text:style-name="P19">This function is responsible for unmarshalling the parameters passed in a parameter container. The first code sample lb_MetaApplication::msgBox is the counterpart to this – the marshalling function.</text:p>
        <text:p text:style-name="P19"/>
        <text:p text:style-name="P19">Why do I have choosen such a scheme?</text:p>
        <text:p text:style-name="P19"/>
        <text:p text:style-name="P19">The method as follows is only for the encapsulation of the underlying GUI framework. The user of the independent GUI API shouldn't need to know, what GUI framework is used.</text:p>
        <text:p text:style-name="P19"/>
        <text:p text:style-name="P16"><text:span text:style-name="T11">lbErrCodes LB_STDCALL lb_wxGUI::msgBox(</text:span><text:span text:style-name="T9">char</text:span><text:span text:style-name="T11">* windowTitle, </text:span><text:span text:style-name="T9">char</text:span><text:span text:style-name="T11">* msg)</text:span></text:p>
        <text:p text:style-name="P18"/>
        <text:p text:style-name="P19">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17"/>
        <text:p text:style-name="P18">lbErrCodes LB_STDCALL lb_wxFrame::showMsgBox(lb_I_Unknown* uk)</text:p>
        <text:p text:style-name="P18"/>
        <text:p text:style-name="Text_20_body">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2 <text:tab/>Database Applicationprototyping<text:tab/><text:date style:data-style-name="N36" text:date-value="2011-06-12T06:25:02.99">12.06.2011</text:date></text:p>
      </style:header>
      <style:footer>
        <text:p text:style-name="Footer">Author: Lothar Behrens <text:tab/><text:a xlink:type="simple" xlink:href="http://www.lollisoft.de/">http://www.lollisoft.de</text:a> <text:tab/><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1-06-12T06:25:03</dc:date>
    <dc:language>en-US</dc:language>
    <meta:editing-cycles>309</meta:editing-cycles>
    <meta:editing-duration>PT46H54M45S</meta:editing-duration>
    <meta:document-statistic meta:table-count="0" meta:image-count="25" meta:object-count="0" meta:page-count="36" meta:paragraph-count="343" meta:word-count="6339" meta:character-count="37830"/>
    <meta:user-defined meta:name="Info 1"/>
    <meta:user-defined meta:name="Info 2"/>
    <meta:user-defined meta:name="Info 3"/>
    <meta:user-defined meta:name="Info 4"/>
  </office:meta>
</office:document-meta>
</file>